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0055in" svg:y="2.4547in">
            <draw:object draw:notify-on-update-of-ranges="Sheet1.K2:Sheet1.K8 Sheet1.K1:Sheet1.K1 Sheet1.I2:Sheet1.I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oard to close side of shaft</text:p>
          </table:table-cell>
          <table:table-cell table:formula="of:=31+3/16" office:value-type="float" office:value="31.1875" calcext:value-type="float">
            <text:p>31.1875</text:p>
          </table:table-cell>
          <table:table-cell/>
          <table:table-cell office:value-type="string" calcext:value-type="string">
            <text:p>Load (lb mass)</text:p>
          </table:table-cell>
          <table:table-cell office:value-type="string" calcext:value-type="string">
            <text:p>Load (kg mass)</text:p>
          </table:table-cell>
          <table:table-cell office:value-type="string" calcext:value-type="string">
            <text:p>Base to laser</text:p>
          </table:table-cell>
          <table:table-cell office:value-type="string" calcext:value-type="string">
            <text:p>Center of shaft to laser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Deflection Angle</text:p>
          </table:table-cell>
          <table:table-cell office:value-type="string" calcext:value-type="string">
            <text:p>Load (N)</text:p>
          </table:table-cell>
          <table:table-cell office:value-type="string" calcext:value-type="string">
            <text:p>Torque (Nm)</text:p>
          </table:table-cell>
          <table:table-cell/>
          <table:table-cell office:value-type="string" calcext:value-type="string">
            <text:p>Slope</text:p>
          </table:table-cell>
        </table:table-row>
        <table:table-row table:style-name="ro1">
          <table:table-cell office:value-type="string" calcext:value-type="string">
            <text:p>Shaft diameter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]*0.4535924" office:value-type="float" office:value="0" calcext:value-type="float">
            <text:p>0</text:p>
          </table:table-cell>
          <table:table-cell table:formula="of:=10+5/32" office:value-type="float" office:value="10.15625" calcext:value-type="float">
            <text:p>10.15625</text:p>
          </table:table-cell>
          <table:table-cell table:formula="of:=[.F2]-[.$B$4]" office:value-type="float" office:value="9.08025" calcext:value-type="float">
            <text:p>9.08025</text:p>
          </table:table-cell>
          <table:table-cell table:formula="of:=DEGREES(ATAN([.G2]/[.$B$5]))" office:value-type="float" office:value="16.1105678934688" calcext:value-type="float">
            <text:p>16.1105678934688</text:p>
          </table:table-cell>
          <table:table-cell table:formula="of:=[.$H$2]-[.H2]" office:value-type="float" office:value="0" calcext:value-type="float">
            <text:p>0</text:p>
          </table:table-cell>
          <table:table-cell table:formula="of:=[.E2]*9.81" office:value-type="float" office:value="0" calcext:value-type="float">
            <text:p>0</text:p>
          </table:table-cell>
          <table:table-cell table:formula="of:=[.J2]*[.$B$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 to top of shaft</text:p>
          </table:table-cell>
          <table:table-cell office:value-type="float" office:value="1.326" calcext:value-type="float">
            <text:p>1.32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3]*0.4535924" office:value-type="float" office:value="2.267962" calcext:value-type="float">
            <text:p>2.267962</text:p>
          </table:table-cell>
          <table:table-cell table:formula="of:=9+21/32" office:value-type="float" office:value="9.65625" calcext:value-type="float">
            <text:p>9.65625</text:p>
          </table:table-cell>
          <table:table-cell table:formula="of:=[.F3]-[.$B$4]" office:value-type="float" office:value="8.58025" calcext:value-type="float">
            <text:p>8.58025</text:p>
          </table:table-cell>
          <table:table-cell table:formula="of:=DEGREES(ATAN([.G3]/[.$B$5]))" office:value-type="float" office:value="15.2659516818107" calcext:value-type="float">
            <text:p>15.2659516818107</text:p>
          </table:table-cell>
          <table:table-cell table:formula="of:=[.$H$2]-[.H3]" office:value-type="float" office:value="0.844616211658098" calcext:value-type="float">
            <text:p>0.844616211658098</text:p>
          </table:table-cell>
          <table:table-cell table:formula="of:=[.E3]*9.81" office:value-type="float" office:value="22.24870722" calcext:value-type="float">
            <text:p>22.24870722</text:p>
          </table:table-cell>
          <table:table-cell table:formula="of:=[.J3]*[.$B$12]" office:value-type="float" office:value="7.01268015977254" calcext:value-type="float">
            <text:p>7.01268015977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 to center of shaft</text:p>
          </table:table-cell>
          <table:table-cell table:formula="of:=[.B3]-[.B2]/2" office:value-type="float" office:value="1.076" calcext:value-type="float">
            <text:p>1.07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4]*0.4535924" office:value-type="float" office:value="4.535924" calcext:value-type="float">
            <text:p>4.535924</text:p>
          </table:table-cell>
          <table:table-cell table:formula="of:=9+4/32" office:value-type="float" office:value="9.125" calcext:value-type="float">
            <text:p>9.125</text:p>
          </table:table-cell>
          <table:table-cell table:formula="of:=[.F4]-[.$B$4]" office:value-type="float" office:value="8.049" calcext:value-type="float">
            <text:p>8.049</text:p>
          </table:table-cell>
          <table:table-cell table:formula="of:=DEGREES(ATAN([.G4]/[.$B$5]))" office:value-type="float" office:value="14.3610469658888" calcext:value-type="float">
            <text:p>14.3610469658888</text:p>
          </table:table-cell>
          <table:table-cell table:formula="of:=[.$H$2]-[.H4]" office:value-type="float" office:value="1.74952092757997" calcext:value-type="float">
            <text:p>1.74952092757997</text:p>
          </table:table-cell>
          <table:table-cell table:formula="of:=[.E4]*9.81" office:value-type="float" office:value="44.49741444" calcext:value-type="float">
            <text:p>44.49741444</text:p>
          </table:table-cell>
          <table:table-cell table:formula="of:=[.J4]*[.$B$12]" office:value-type="float" office:value="14.0253603195451" calcext:value-type="float">
            <text:p>14.0253603195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 of shaft to board</text:p>
          </table:table-cell>
          <table:table-cell table:formula="of:=[.B1]+[.B2]/2" office:value-type="float" office:value="31.4375" calcext:value-type="float">
            <text:p>31.437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D5]*0.4535924" office:value-type="float" office:value="6.803886" calcext:value-type="float">
            <text:p>6.803886</text:p>
          </table:table-cell>
          <table:table-cell table:formula="of:=8+17/32" office:value-type="float" office:value="8.53125" calcext:value-type="float">
            <text:p>8.53125</text:p>
          </table:table-cell>
          <table:table-cell table:formula="of:=[.F5]-[.$B$4]" office:value-type="float" office:value="7.45525" calcext:value-type="float">
            <text:p>7.45525</text:p>
          </table:table-cell>
          <table:table-cell table:formula="of:=DEGREES(ATAN([.G5]/[.$B$5]))" office:value-type="float" office:value="13.340969960356" calcext:value-type="float">
            <text:p>13.340969960356</text:p>
          </table:table-cell>
          <table:table-cell table:formula="of:=[.$H$2]-[.H5]" office:value-type="float" office:value="2.76959793311279" calcext:value-type="float">
            <text:p>2.76959793311279</text:p>
          </table:table-cell>
          <table:table-cell table:formula="of:=[.E5]*9.81" office:value-type="float" office:value="66.74612166" calcext:value-type="float">
            <text:p>66.74612166</text:p>
          </table:table-cell>
          <table:table-cell table:formula="of:=[.J5]*[.$B$12]" office:value-type="float" office:value="21.0380404793176" calcext:value-type="float">
            <text:p>21.03804047931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D6]*0.4535924" office:value-type="float" office:value="9.071848" calcext:value-type="float">
            <text:p>9.071848</text:p>
          </table:table-cell>
          <table:table-cell table:formula="of:=7+23/32" office:value-type="float" office:value="7.71875" calcext:value-type="float">
            <text:p>7.71875</text:p>
          </table:table-cell>
          <table:table-cell table:formula="of:=[.F6]-[.$B$4]" office:value-type="float" office:value="6.64275" calcext:value-type="float">
            <text:p>6.64275</text:p>
          </table:table-cell>
          <table:table-cell table:formula="of:=DEGREES(ATAN([.G6]/[.$B$5]))" office:value-type="float" office:value="11.9311098262732" calcext:value-type="float">
            <text:p>11.9311098262732</text:p>
          </table:table-cell>
          <table:table-cell table:formula="of:=[.$H$2]-[.H6]" office:value-type="float" office:value="4.17945806719563" calcext:value-type="float">
            <text:p>4.17945806719563</text:p>
          </table:table-cell>
          <table:table-cell table:formula="of:=[.E6]*9.81" office:value-type="float" office:value="88.99482888" calcext:value-type="float">
            <text:p>88.99482888</text:p>
          </table:table-cell>
          <table:table-cell table:formula="of:=[.J6]*[.$B$12]" office:value-type="float" office:value="28.0507206390902" calcext:value-type="float">
            <text:p>28.0507206390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side of line to collar</text:p>
          </table:table-cell>
          <table:table-cell table:formula="of:=11+11/32" office:value-type="float" office:value="11.34375" calcext:value-type="float">
            <text:p>11.3437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D7]*0.4535924" office:value-type="float" office:value="11.33981" calcext:value-type="float">
            <text:p>11.33981</text:p>
          </table:table-cell>
          <table:table-cell table:formula="of:=7+1/32" office:value-type="float" office:value="7.03125" calcext:value-type="float">
            <text:p>7.03125</text:p>
          </table:table-cell>
          <table:table-cell table:formula="of:=[.F7]-[.$B$4]" office:value-type="float" office:value="5.95525" calcext:value-type="float">
            <text:p>5.95525</text:p>
          </table:table-cell>
          <table:table-cell table:formula="of:=DEGREES(ATAN([.G7]/[.$B$5]))" office:value-type="float" office:value="10.7265211725013" calcext:value-type="float">
            <text:p>10.7265211725013</text:p>
          </table:table-cell>
          <table:table-cell table:formula="of:=[.$H$2]-[.H7]" office:value-type="float" office:value="5.38404672096749" calcext:value-type="float">
            <text:p>5.38404672096749</text:p>
          </table:table-cell>
          <table:table-cell table:formula="of:=[.E7]*9.81" office:value-type="float" office:value="111.2435361" calcext:value-type="float">
            <text:p>111.2435361</text:p>
          </table:table-cell>
          <table:table-cell table:formula="of:=[.J7]*[.$B$12]" office:value-type="float" office:value="35.0634007988627" calcext:value-type="float">
            <text:p>35.0634007988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ar diameter</text:p>
          </table:table-cell>
          <table:table-cell office:value-type="float" office:value="2.248" calcext:value-type="float">
            <text:p>2.24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D8]*0.4535924" office:value-type="float" office:value="13.607772" calcext:value-type="float">
            <text:p>13.607772</text:p>
          </table:table-cell>
          <table:table-cell table:formula="of:=6+10/32" office:value-type="float" office:value="6.3125" calcext:value-type="float">
            <text:p>6.3125</text:p>
          </table:table-cell>
          <table:table-cell table:formula="of:=[.F8]-[.$B$4]" office:value-type="float" office:value="5.2365" calcext:value-type="float">
            <text:p>5.2365</text:p>
          </table:table-cell>
          <table:table-cell table:formula="of:=DEGREES(ATAN([.G8]/[.$B$5]))" office:value-type="float" office:value="9.45685453178369" calcext:value-type="float">
            <text:p>9.45685453178369</text:p>
          </table:table-cell>
          <table:table-cell table:formula="of:=[.$H$2]-[.H8]" office:value-type="float" office:value="6.65371336168512" calcext:value-type="float">
            <text:p>6.65371336168512</text:p>
          </table:table-cell>
          <table:table-cell table:formula="of:=[.E8]*9.81" office:value-type="float" office:value="133.49224332" calcext:value-type="float">
            <text:p>133.49224332</text:p>
          </table:table-cell>
          <table:table-cell table:formula="of:=[.J8]*[.$B$12]" office:value-type="float" office:value="42.0760809586352" calcext:value-type="float">
            <text:p>42.076080958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 Diameter</text:p>
          </table:table-cell>
          <table:table-cell office:value-type="float" office:value="0.117" calcext:value-type="float">
            <text:p>0.117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rque arm distance</text:p>
          </table:table-cell>
          <table:table-cell table:formula="of:=[.B7]-[.B9]/2+[.B8]/2" office:value-type="float" office:value="12.40925" calcext:value-type="float">
            <text:p>12.40925</text:p>
          </table:table-cell>
          <table:table-cell table:number-columns-repeated="9"/>
          <table:table-cell table:formula="of:=LINEST([.I2:.I8];[.K2:.K8])" office:value-type="float" office:value="0.160270587025922" calcext:value-type="float">
            <text:p>0.160270587025922</text:p>
          </table:table-cell>
          <table:table-cell/>
        </table:table-row>
        <table:table-row table:style-name="ro1">
          <table:table-cell office:value-type="string" calcext:value-type="string">
            <text:p>...m</text:p>
          </table:table-cell>
          <table:table-cell table:formula="of:=[.B11]*25.4/1000" office:value-type="float" office:value="0.31519495" calcext:value-type="float">
            <text:p>0.3151949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0:34:45.943585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5:52:56.848653249</meta:creation-date>
    <dc:date>2021-04-28T18:34:35.031982181</dc:date>
    <meta:editing-duration>PT8H4M39S</meta:editing-duration>
    <meta:editing-cycles>3</meta:editing-cycles>
    <meta:generator>LibreOffice/7.1.2.2$Linux_X86_64 LibreOffice_project/10$Build-2</meta:generator>
    <meta:document-statistic meta:table-count="1" meta:cell-count="8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cm" svg:y="0.316cm" chart:style-name="ch2">
          <text:p>Torque vs. Deflection</text:p>
        </chart:title>
        <chart:legend chart:legend-position="end" svg:x="11.507cm" svg:y="3.952cm" style:legend-expansion="high" chart:style-name="ch3"/>
        <chart:plot-area chart:style-name="ch4" table:cell-range-address="Sheet1.K1:Sheet1.K8 Sheet1.I2:Sheet1.I8" chart:data-source-has-labels="row" svg:x="1.331cm" svg:y="1.275cm" svg:width="9.856cm" svg:height="6.564cm">
          <chart:coordinate-region svg:x="1.767cm" svg:y="1.474cm" svg:width="9.233cm" svg:height="5.718cm"/>
          <chart:axis chart:dimension="x" chart:name="primary-x" chart:style-name="ch5">
            <chart:title svg:x="5.223cm" svg:y="8.019cm" chart:style-name="ch6">
              <text:p>Torque (N*m)</text:p>
            </chart:title>
          </chart:axis>
          <chart:axis chart:dimension="y" chart:name="primary-y" chart:style-name="ch7">
            <chart:title svg:x="0.451cm" svg:y="6.003cm" chart:style-name="ch8">
              <text:p>Degrees Deflection</text:p>
            </chart:title>
            <chart:grid chart:style-name="ch9" chart:class="major"/>
          </chart:axis>
          <chart:series chart:style-name="ch10" chart:values-cell-range-address="Sheet1.I2:Sheet1.I8" chart:label-cell-address="Sheet1.K1:Sheet1.K1" chart:class="chart:scatter">
            <chart:domain table:cell-range-address="Sheet1.K2:Sheet1.K8"/>
            <chart:regression-curve chart:style-name="ch11">
              <chart:equation chart:display-equation="true" chart:display-r-square="false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Torque (Nm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2:Sheet1.K8</svg:desc>
                </draw:g>
              </table:table-cell>
              <table:table-cell office:value-type="float" office:value="0">
                <text:p>0</text:p>
                <draw:g>
                  <svg:desc>Sheet1.I2:Sheet1.I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1268015977254">
                <text:p>7.01268015977254</text:p>
              </table:table-cell>
              <table:table-cell office:value-type="float" office:value="0.844616211658098">
                <text:p>0.844616211658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0253603195451">
                <text:p>14.0253603195451</text:p>
              </table:table-cell>
              <table:table-cell office:value-type="float" office:value="1.74952092757997">
                <text:p>1.74952092757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0380404793176">
                <text:p>21.0380404793176</text:p>
              </table:table-cell>
              <table:table-cell office:value-type="float" office:value="2.76959793311279">
                <text:p>2.76959793311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0507206390902">
                <text:p>28.0507206390902</text:p>
              </table:table-cell>
              <table:table-cell office:value-type="float" office:value="4.17945806719563">
                <text:p>4.17945806719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0634007988627">
                <text:p>35.0634007988627</text:p>
              </table:table-cell>
              <table:table-cell office:value-type="float" office:value="5.38404672096749">
                <text:p>5.384046720967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0760809586352">
                <text:p>42.0760809586352</text:p>
              </table:table-cell>
              <table:table-cell office:value-type="float" office:value="6.65371336168512">
                <text:p>6.65371336168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